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4pt" fo:language="en" fo:country="US" officeooo:rsid="000e3aee" officeooo:paragraph-rsid="000e3aee" style:font-size-asian="14pt" style:font-size-complex="14pt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0e3aee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officeooo:rsid="000e3aee" style:font-size-asian="14pt" style:font-size-complex="14pt"/>
    </style:style>
    <style:style style:name="P8" style:family="paragraph" style:parent-style-name="Text_20_body">
      <style:text-properties style:font-name="Liberation Serif" fo:font-size="14pt" fo:language="en" fo:country="US" fo:font-style="normal" fo:font-weight="bold" officeooo:rsid="000e3aee" officeooo:paragraph-rsid="000e3aee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0e3a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officeooo:rsid="000e3aee"/>
    </style:style>
    <style:style style:name="T4" style:family="text">
      <style:text-properties fo:font-size="14pt" officeooo:rsid="000e3aee" style:font-size-asian="14pt" style:font-size-complex="14pt"/>
    </style:style>
    <style:style style:name="T5" style:family="text">
      <style:text-properties style:font-name="Liberation Serif" fo:font-size="14pt" officeooo:rsid="000e3aee" style:font-size-asian="14pt" style:font-size-complex="14pt"/>
    </style:style>
    <style:style style:name="T6" style:family="text">
      <style:text-properties fo:language="en" fo:country="US" officeooo:rsid="000e3aee"/>
    </style:style>
    <style:style style:name="T7" style:family="text">
      <style:text-properties style:font-name="Liberation Serif" fo:font-size="14pt" fo:language="en" fo:country="US" officeooo:rsid="000e3aee" style:font-size-asian="14pt" style:font-size-complex="14pt"/>
    </style:style>
    <style:style style:name="T8" style:family="text">
      <style:text-properties style:font-name="Liberation Serif" fo:font-size="14pt" fo:language="ru" fo:country="RU" style:font-size-asian="14pt" style:language-asian="ru" style:country-asian="RU" style:font-size-complex="14pt" style:language-complex="ar" style:country-complex="SA"/>
    </style:style>
    <style:style style:name="T9" style:family="text">
      <style:text-properties style:font-name="Liberation Serif" fo:font-size="14pt" fo:language="en" fo:country="US" fo:font-weight="bold" officeooo:rsid="000e51a5" style:font-size-asian="14pt" style:font-weight-asian="bold" style:font-size-complex="14pt" style:font-weight-complex="bold"/>
    </style:style>
    <style:style style:name="T10" style:family="text">
      <style:text-properties style:font-name="Liberation Serif" fo:font-size="14pt" fo:language="en" fo:country="US" fo:font-weight="bold" officeooo:rsid="000e3aee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сновная информация по функционалу</text:p>
      <text:p text:style-name="P2">Страницы</text:p>
      <text:p text:style-name="P3"><text:span text:style-name="T1">Main</text:span> – <text:span text:style-name="T2">основная страница, связывающая все остальные</text:span></text:p>
      <text:p text:style-name="P4"><text:span text:style-name="T1">LoginPage</text:span> - окно авторизации</text:p>
      <text:p text:style-name="P5"><text:span text:style-name="T3">Страницы</text:span> продавца:</text:p>
      <text:p text:style-name="P6">ClientsPage:</text:p>
      <text:p text:style-name="P7"><text:tab/>Добавлять/изменять/удалять информацию о покупателях.</text:p>
      <text:p text:style-name="P7"><text:tab/>Просматривать всех покупателей с их полными данными, совершивших покупку за указанный период.</text:p>
      <text:p text:style-name="P6">OrdersPage:</text:p>
      <text:p text:style-name="Text_20_body"><text:span text:style-name="T4"><text:tab/></text:span><text:span text:style-name="Абзац_20_списка_20_Знак"><text:span text:style-name="T5">Формирование заявки на изготовление багета.</text:span></text:span></text:p>
      <text:p text:style-name="Text_20_body"><text:span text:style-name="Абзац_20_списка_20_Знак"><text:span text:style-name="T5"><text:tab/>Отметка о получении заказчиком готовой работы</text:span></text:span><text:span text:style-name="T5">.</text:span></text:p>
      <text:p text:style-name="P8">SalePage:</text:p>
      <text:p text:style-name="Text_20_body"><text:span text:style-name="T5"><text:tab/></text:span><text:span text:style-name="Абзац_20_списка_20_Знак"><text:span text:style-name="T5">Продажа наборов и расходной фурнитуры.</text:span></text:span><text:span text:style-name="T5"><text:tab/></text:span></text:p>
      <text:p text:style-name="Text_20_body"><text:span text:style-name="Абзац_20_списка_20_Знак"><text:span text:style-name="T5"><text:tab/>Добавлять/изменять/удалять информацию о готовых наборов вышивки.</text:span></text:span></text:p>
      <text:p text:style-name="Text_20_body"><text:span text:style-name="Абзац_20_списка_20_Знак"><text:span text:style-name="T5"><text:tab/>Добавлять/изменять/удалять информацию о расходной фурнитуре для продажи.</text:span></text:span></text:p>
      <text:p text:style-name="P9"><text:span text:style-name="T3">Страницы</text:span> Мастера производства:</text:p>
      <text:p text:style-name="P10"><text:span text:style-name="T6">MastersO</text:span>rders<text:span text:style-name="T6">Page:</text:span></text:p>
      <text:p text:style-name="P11"><text:span text:style-name="T7"><text:tab/></text:span><text:span text:style-name="Абзац_20_списка_20_Знак"><text:span text:style-name="T8">Просмотр своих заказов.</text:span></text:span></text:p>
      <text:p text:style-name="P11"><text:span text:style-name="Абзац_20_списка_20_Знак"><text:span text:style-name="T8"><text:tab/>Изменение статуса заказа.</text:span></text:span></text:p>
      <text:p text:style-name="P11"><text:span text:style-name="Абзац_20_списка_20_Знак"><text:span text:style-name="T9">Masters</text:span></text:span><text:span text:style-name="Абзац_20_списка_20_Знак"><text:span text:style-name="T10">ProductsPage (будет CheckBox для выбора конкретной таблицы):</text:span></text:span></text:p>
      <text:p text:style-name="P11"><text:span text:style-name="Абзац_20_списка_20_Знак"><text:span text:style-name="T8"><text:tab/>Добавить/изменить/удалить материал для изготовления рамок.</text:span></text:span></text:p>
      <text:p text:style-name="P11"><text:span text:style-name="Абзац_20_списка_20_Знак"><text:span text:style-name="T8"><text:tab/>Добавить/изменить/удалить данные о комплектующей фурнитуре.</text:span></text:span></text:p>
      <text:p text:style-name="P11"><text:span text:style-name="Абзац_20_списка_20_Знак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align="start" style:justify-single-word="false" fo:orphans="2" fo:widows="2" fo:text-indent="0cm" style:auto-text-indent="false" style:vertical-align="auto"/>
      <style:text-properties fo:color="#000000" loext:opacity="100%" style:font-name="Calibri" fo:font-family="Calibri" style:font-family-generic="roman" style:font-pitch="variable" fo:font-size="11pt" fo:language="ru" fo:country="RU" style:font-size-asian="11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Обычный1" style:family="text"/>
    <style:style style:name="Абзац_20_списка_20_Знак" style:display-name="Абзац списка Знак" style:family="text" style:parent-style-name="Обычный1">
      <style:text-properties style:font-name="Calibri" fo:font-family="Calibri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21:03:21.649776800</meta:creation-date>
    <dc:date>2025-11-05T22:19:54.634116100</dc:date>
    <meta:editing-duration>PT1H6M7S</meta:editing-duration>
    <meta:editing-cycles>3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22" meta:word-count="92" meta:character-count="871" meta:non-whitespace-character-count="788"/>
  </office:meta>
</office:document-meta>
</file>